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ndpoint Books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Testes Positivo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Método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Parâmetros/Corpo da Requisição</text:p>
          </table:table-cell>
          <table:table-cell table:style-name="ce3" office:value-type="string" calcext:value-type="string">
            <text:p>Resultado Esperado</text:p>
          </table:table-cell>
          <table:table-cell table:style-name="ce10" office:value-type="string" calcext:value-type="string">
            <text:p>Situação</text:p>
          </table:table-cell>
          <table:table-cell table:style-name="ce10" office:value-type="string" calcext:value-type="string">
            <text:p>B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1.1</text:p>
          </table:table-cell>
          <table:table-cell table:style-name="ce4" office:value-type="string" calcext:value-type="string">
            <text:p>Obter todos os livros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Book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lista completa de livros com detalhes, como title, description, excerpt, publishDate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1.2</text:p>
          </table:table-cell>
          <table:table-cell table:style-name="ce4" office:value-type="string" calcext:value-type="string">
            <text:p>Obter um livro específico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Book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dados completos do livro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1.3</text:p>
          </table:table-cell>
          <table:table-cell table:style-name="ce4" office:value-type="string" calcext:value-type="string">
            <text:p>Criar um novo liv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Books</text:p>
          </table:table-cell>
          <table:table-cell table:style-name="ce4" office:value-type="string" calcext:value-type="string">
            <text:p>{"title": "New Book", "description": "Book Description"}</text:p>
          </table:table-cell>
          <table:table-cell table:style-name="ce4" office:value-type="string" calcext:value-type="string">
            <text:p>Status 201, livro criado com id, title e description corretos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1.4</text:p>
          </table:table-cell>
          <table:table-cell table:style-name="ce4" office:value-type="string" calcext:value-type="string">
            <text:p>Atualizar um livro 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Books/4</text:p>
          </table:table-cell>
          <table:table-cell table:style-name="ce4" office:value-type="string" calcext:value-type="string">
            <text:p>{"title": "Updated Book", "description": "Updated Description"}</text:p>
          </table:table-cell>
          <table:table-cell table:style-name="ce4" office:value-type="string" calcext:value-type="string">
            <text:p>Status 200, livro atualizado com novos dados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?atlOrigin=eyJpIjoiZmYxYmNjODc4YWVlNDBiNmJiMmEzMWQ5NzQzZTk3MTIiLCJwIjoiaiJ9" xlink:type="simple">https://giovanacosta9.atlassian.net/browse/FWV-1?atlOrigin=eyJpIjoiZmYxYmNjODc4YWVlNDBiNmJiMmEzMWQ5NzQzZTk3MTI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1.5</text:p>
          </table:table-cell>
          <table:table-cell table:style-name="ce4" office:value-type="string" calcext:value-type="string">
            <text:p>Excluir um livro específico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Book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confirmação de exclusão do livro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6" table:number-rows-spanned="1">
            <text:p>Testes Negativos</text:p>
          </table:table-cell>
          <table:covered-table-cell table:number-columns-repeated="5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B1.6</text:p>
          </table:table-cell>
          <table:table-cell table:style-name="ce4" office:value-type="string" calcext:value-type="string">
            <text:p>Obter livro in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Book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dicando que o livro não foi encontrado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1.7</text:p>
          </table:table-cell>
          <table:table-cell table:style-name="ce4" office:value-type="string" calcext:value-type="string">
            <text:p>Criar livro com dados incomplet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Books</text:p>
          </table:table-cell>
          <table:table-cell table:style-name="ce4" office:value-type="string" calcext:value-type="string">
            <text:p>{"title": ""}</text:p>
          </table:table-cell>
          <table:table-cell table:style-name="ce4" office:value-type="string" calcext:value-type="string">
            <text:p>Status 400, mensagem de erro informando que os dados estão incompletos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2?atlOrigin=eyJpIjoiZmI3OTg1MzNkMTQ3NGQ3ZTk3MWM4ZDNkMDFjYWI2ZGMiLCJwIjoiaiJ9" xlink:type="simple">https://giovanacosta9.atlassian.net/browse/FWV-2?atlOrigin=eyJpIjoiZmI3OTg1MzNkMTQ3NGQ3ZTk3MWM4ZDNkMDFjYWI2ZGM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1.8</text:p>
          </table:table-cell>
          <table:table-cell table:style-name="ce4" office:value-type="string" calcext:value-type="string">
            <text:p>Atualizar livro com id in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Books/9999</text:p>
          </table:table-cell>
          <table:table-cell table:style-name="ce4" office:value-type="string" calcext:value-type="string">
            <text:p>{"title": "Non-existent Book"}</text:p>
          </table:table-cell>
          <table:table-cell table:style-name="ce4" office:value-type="string" calcext:value-type="string">
            <text:p>Status 404, mensagem de erro informando que o livro não foi encontrado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3?atlOrigin=eyJpIjoiY2VlYjlmOWU1YWUxNGE5MmIzYjZiNTE2ODljYzUwMDIiLCJwIjoiaiJ9" xlink:type="simple">https://giovanacosta9.atlassian.net/browse/FWV-3?atlOrigin=eyJpIjoiY2VlYjlmOWU1YWUxNGE5MmIzYjZiNTE2ODljYzUwMDI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1.9</text:p>
          </table:table-cell>
          <table:table-cell table:style-name="ce4" office:value-type="string" calcext:value-type="string">
            <text:p>Excluir livro com id inexistente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Book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dicando que o livro não foi encontrado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4?atlOrigin=eyJpIjoiYjRlMDU0ZTc0NDdjNDg3MGJhZTkzYzZkNmM3MGQ0YWQiLCJwIjoiaiJ9" xlink:type="simple">https://giovanacosta9.atlassian.net/browse/FWV-4?atlOrigin=eyJpIjoiYjRlMDU0ZTc0NDdjNDg3MGJhZTkzYzZkNmM3MGQ0YWQiLCJwIjoiaiJ9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Endpoint Authors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Testes Positivo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Método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Parâmetros/Corpo da Requisição</text:p>
          </table:table-cell>
          <table:table-cell table:style-name="ce3" office:value-type="string" calcext:value-type="string">
            <text:p>Resultado Esperado</text:p>
          </table:table-cell>
          <table:table-cell table:style-name="ce10" office:value-type="string" calcext:value-type="string">
            <text:p>Situação</text:p>
          </table:table-cell>
          <table:table-cell table:style-name="ce10" office:value-type="string" calcext:value-type="string">
            <text:p>B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1.1</text:p>
          </table:table-cell>
          <table:table-cell table:style-name="ce4" office:value-type="string" calcext:value-type="string">
            <text:p>Obter todos os autores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Author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lista completa de autores com campos como id e name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1.2</text:p>
          </table:table-cell>
          <table:table-cell table:style-name="ce4" office:value-type="string" calcext:value-type="string">
            <text:p>Obter autor específico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Author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dados completos do autor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1.3</text:p>
          </table:table-cell>
          <table:table-cell table:style-name="ce4" office:value-type="string" calcext:value-type="string">
            <text:p>Criar um novo autor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Authors</text:p>
          </table:table-cell>
          <table:table-cell table:style-name="ce4" office:value-type="string" calcext:value-type="string">
            <text:p>{"idBook": 1, "firstName": "Author", "lastName": "Name"}</text:p>
          </table:table-cell>
          <table:table-cell table:style-name="ce4" office:value-type="string" calcext:value-type="string">
            <text:p>Status 201, autor criado com id, firstName e lastName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1.4</text:p>
          </table:table-cell>
          <table:table-cell table:style-name="ce4" office:value-type="string" calcext:value-type="string">
            <text:p>Atualizar autor 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Authors/1</text:p>
          </table:table-cell>
          <table:table-cell table:style-name="ce4" office:value-type="string" calcext:value-type="string">
            <text:p>{"idBook": 1, "firstName": "Updated", "lastName": "Name"}</text:p>
          </table:table-cell>
          <table:table-cell table:style-name="ce4" office:value-type="string" calcext:value-type="string">
            <text:p>Status 200, dados do autor atualizados corretamente.</text:p>
          </table:table-cell>
          <table:table-cell table:style-name="ce14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1.5</text:p>
          </table:table-cell>
          <table:table-cell table:style-name="ce4" office:value-type="string" calcext:value-type="string">
            <text:p>Excluir autor específico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Author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confirmação de exclusão do autor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Testes Negativo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A1.6</text:p>
          </table:table-cell>
          <table:table-cell table:style-name="ce4" office:value-type="string" calcext:value-type="string">
            <text:p>Obter autor in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Author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formando que o autor não foi encontrado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1.7</text:p>
          </table:table-cell>
          <table:table-cell table:style-name="ce4" office:value-type="string" calcext:value-type="string">
            <text:p>Criar autor com dados incomplet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Authors</text:p>
          </table:table-cell>
          <table:table-cell table:style-name="ce4" office:value-type="string" calcext:value-type="string">
            <text:p>{"firstName": "", "lastName": "Name"}</text:p>
          </table:table-cell>
          <table:table-cell table:style-name="ce4" office:value-type="string" calcext:value-type="string">
            <text:p>Status 400, mensagem de erro indicando que o idBook ou firstName está ausente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5?atlOrigin=eyJpIjoiYmQ1MzUzOWQ5MjIxNDk5MDk0YmNhZDFkMTc1MTAzMzciLCJwIjoiaiJ9" xlink:type="simple">https://giovanacosta9.atlassian.net/browse/FWV-5?atlOrigin=eyJpIjoiYmQ1MzUzOWQ5MjIxNDk5MDk0YmNhZDFkMTc1MTAzMzc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1.8</text:p>
          </table:table-cell>
          <table:table-cell table:style-name="ce4" office:value-type="string" calcext:value-type="string">
            <text:p>Atualizar autor com id in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Authors/9999</text:p>
          </table:table-cell>
          <table:table-cell table:style-name="ce4" office:value-type="string" calcext:value-type="string">
            <text:p>{"firstName": "Non-existent", "lastName": "Author"}</text:p>
          </table:table-cell>
          <table:table-cell table:style-name="ce4" office:value-type="string" calcext:value-type="string">
            <text:p>Status 404, autor não encontrado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6?atlOrigin=eyJpIjoiMzkxMjFhYzZlMGQyNDFmMWFmZDg4MjNmZGYzNjdhZWIiLCJwIjoiaiJ9" xlink:type="simple">https://giovanacosta9.atlassian.net/browse/FWV-6?atlOrigin=eyJpIjoiMzkxMjFhYzZlMGQyNDFmMWFmZDg4MjNmZGYzNjdhZWI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1.9</text:p>
          </table:table-cell>
          <table:table-cell table:style-name="ce4" office:value-type="string" calcext:value-type="string">
            <text:p>Excluir autor com id inexistente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Author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dicando que o autor não foi encontrado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7?atlOrigin=eyJpIjoiOWQzMGIxYTExOGJmNDY2ZWJkY2E0NTcwMjJmNzNmODUiLCJwIjoiaiJ9" xlink:type="simple">https://giovanacosta9.atlassian.net/browse/FWV-7?atlOrigin=eyJpIjoiOWQzMGIxYTExOGJmNDY2ZWJkY2E0NTcwMjJmNzNmODUiLCJwIjoiaiJ9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Endpoint User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Testes Positivo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Método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Parâmetros/Corpo da Requisição</text:p>
          </table:table-cell>
          <table:table-cell table:style-name="ce3" office:value-type="string" calcext:value-type="string">
            <text:p>Resultado Esperado</text:p>
          </table:table-cell>
          <table:table-cell table:style-name="ce10" office:value-type="string" calcext:value-type="string">
            <text:p>Situação</text:p>
          </table:table-cell>
          <table:table-cell table:style-name="ce10" office:value-type="string" calcext:value-type="string">
            <text:p>B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1.1</text:p>
          </table:table-cell>
          <table:table-cell table:style-name="ce4" office:value-type="string" calcext:value-type="string">
            <text:p>Obter todos os usuários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User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lista completa de usuários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1.2</text:p>
          </table:table-cell>
          <table:table-cell table:style-name="ce4" office:value-type="string" calcext:value-type="string">
            <text:p>Obter usuário específico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User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dados completos do usuário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1.3</text:p>
          </table:table-cell>
          <table:table-cell table:style-name="ce4" office:value-type="string" calcext:value-type="string">
            <text:p>Criar um novo usuári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Users</text:p>
          </table:table-cell>
          <table:table-cell table:style-name="ce4" office:value-type="string" calcext:value-type="string">
            <text:p>{"userName": "newuser", "password": "password123"}</text:p>
          </table:table-cell>
          <table:table-cell table:style-name="ce4" office:value-type="string" calcext:value-type="string">
            <text:p>Status 201, usuário criado com id, userName e password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1.4</text:p>
          </table:table-cell>
          <table:table-cell table:style-name="ce4" office:value-type="string" calcext:value-type="string">
            <text:p>Atualizar um usuário 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Users/5</text:p>
          </table:table-cell>
          <table:table-cell table:style-name="ce4" office:value-type="string" calcext:value-type="string">
            <text:p>{"userName": "updatedUser", "password": "newpassword"}</text:p>
          </table:table-cell>
          <table:table-cell table:style-name="ce4" office:value-type="string" calcext:value-type="string">
            <text:p>Status 200, dados do usuário atualizados corretamente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8?atlOrigin=eyJpIjoiNTE5MWFiNDNjMTRjNDhjZTlkYzYxM2UxNjA5ZjdmOGIiLCJwIjoiaiJ9" xlink:type="simple">https://giovanacosta9.atlassian.net/browse/FWV-8?atlOrigin=eyJpIjoiNTE5MWFiNDNjMTRjNDhjZTlkYzYxM2UxNjA5ZjdmOGI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1.5</text:p>
          </table:table-cell>
          <table:table-cell table:style-name="ce4" office:value-type="string" calcext:value-type="string">
            <text:p>Excluir um usuário específico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User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6" table:number-rows-spanned="1">
            <text:p>Testes Negativos</text:p>
          </table:table-cell>
          <table:covered-table-cell table:number-columns-repeated="5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U1.6</text:p>
          </table:table-cell>
          <table:table-cell table:style-name="ce4" office:value-type="string" calcext:value-type="string">
            <text:p>Obter usuário in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User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formando que o usuário não foi encontrado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1.7</text:p>
          </table:table-cell>
          <table:table-cell table:style-name="ce4" office:value-type="string" calcext:value-type="string">
            <text:p>Criar usuário com dados incomplet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Users</text:p>
          </table:table-cell>
          <table:table-cell table:style-name="ce4" office:value-type="string" calcext:value-type="string">
            <text:p>{"userName": "incompleteUser"}</text:p>
          </table:table-cell>
          <table:table-cell table:style-name="ce4" office:value-type="string" calcext:value-type="string">
            <text:p>Status 400, mensagem de erro indicando que password está ausente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9?atlOrigin=eyJpIjoiNWY0NTNhNmI2NTRhNDkyMjgwZjA2NDgyNDA3YmNkYzMiLCJwIjoiaiJ9" xlink:type="simple">https://giovanacosta9.atlassian.net/browse/FWV-9?atlOrigin=eyJpIjoiNWY0NTNhNmI2NTRhNDkyMjgwZjA2NDgyNDA3YmNkYzM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1.8</text:p>
          </table:table-cell>
          <table:table-cell table:style-name="ce4" office:value-type="string" calcext:value-type="string">
            <text:p>Atualizar usuário com id in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Users/9999</text:p>
          </table:table-cell>
          <table:table-cell table:style-name="ce4" office:value-type="string" calcext:value-type="string">
            <text:p>{"userName": "nonexistentUser", "password": "password"}</text:p>
          </table:table-cell>
          <table:table-cell table:style-name="ce4" office:value-type="string" calcext:value-type="string">
            <text:p>Status 404, usuário não encontrado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0?atlOrigin=eyJpIjoiMTg2YmVkOWY1OTBlNDc5ZTllZTg1ZmUxOTIxMDNmNTAiLCJwIjoiaiJ9" xlink:type="simple">https://giovanacosta9.atlassian.net/browse/FWV-10?atlOrigin=eyJpIjoiMTg2YmVkOWY1OTBlNDc5ZTllZTg1ZmUxOTIxMDNmNTA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1.9</text:p>
          </table:table-cell>
          <table:table-cell table:style-name="ce4" office:value-type="string" calcext:value-type="string">
            <text:p>Excluir usuário com id inexistente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User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dicando que o usuário não foi encontrado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1?atlOrigin=eyJpIjoiYTIyYzc4ZTI2NDJkNDliZjkwNjIxMzhiODcwNzVkODUiLCJwIjoiaiJ9" xlink:type="simple">https://giovanacosta9.atlassian.net/browse/FWV-11?atlOrigin=eyJpIjoiYTIyYzc4ZTI2NDJkNDliZjkwNjIxMzhiODcwNzVkODUiLCJwIjoiaiJ9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Endpoint Activi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Testes Positivo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Método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Parâmetros/Corpo da Requisição</text:p>
          </table:table-cell>
          <table:table-cell table:style-name="ce3" office:value-type="string" calcext:value-type="string">
            <text:p>Resultado Esperado</text:p>
          </table:table-cell>
          <table:table-cell table:style-name="ce10" office:value-type="string" calcext:value-type="string">
            <text:p>Situação</text:p>
          </table:table-cell>
          <table:table-cell table:style-name="ce10" office:value-type="string" calcext:value-type="string">
            <text:p>B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C1.1</text:p>
          </table:table-cell>
          <table:table-cell table:style-name="ce4" office:value-type="string" calcext:value-type="string">
            <text:p>Obter todas as atividades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Activiti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lista completa de atividades com detalhes, como title e dueDate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C1.2</text:p>
          </table:table-cell>
          <table:table-cell table:style-name="ce4" office:value-type="string" calcext:value-type="string">
            <text:p>Obter atividade específica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Activitie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dados completos da atividade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C1.3</text:p>
          </table:table-cell>
          <table:table-cell table:style-name="ce4" office:value-type="string" calcext:value-type="string">
            <text:p>Criar uma nova atividade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Activities</text:p>
          </table:table-cell>
          <table:table-cell table:style-name="ce4" office:value-type="string" calcext:value-type="string">
            <text:p>{"title": "New Activity", "dueDate": "2024-11-01T12:00:00"}</text:p>
          </table:table-cell>
          <table:table-cell table:style-name="ce4" office:value-type="string" calcext:value-type="string">
            <text:p>Status 201, atividade criada com id, title e dueDate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C1.4</text:p>
          </table:table-cell>
          <table:table-cell table:style-name="ce4" office:value-type="string" calcext:value-type="string">
            <text:p>Atualizar uma atividade 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Activities/1</text:p>
          </table:table-cell>
          <table:table-cell table:style-name="ce4" office:value-type="string" calcext:value-type="string">
            <text:p>{"title": "Updated Activity", "dueDate": "2024-11-01T12:00:00"}</text:p>
          </table:table-cell>
          <table:table-cell table:style-name="ce4" office:value-type="string" calcext:value-type="string">
            <text:p>Status 200, atividade atualizada corretamente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2?atlOrigin=eyJpIjoiOWNjZDg3NmI0NmY1NDdiM2IwMzgxYzEyODg2N2M3ZTEiLCJwIjoiaiJ9" xlink:type="simple">https://giovanacosta9.atlassian.net/browse/FWV-12?atlOrigin=eyJpIjoiOWNjZDg3NmI0NmY1NDdiM2IwMzgxYzEyODg2N2M3ZTE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C1.5</text:p>
          </table:table-cell>
          <table:table-cell table:style-name="ce4" office:value-type="string" calcext:value-type="string">
            <text:p>Excluir uma atividade específica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Activities/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confirmação de exclusão da atividade com id=1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Testes Negativo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AC1.6</text:p>
          </table:table-cell>
          <table:table-cell table:style-name="ce4" office:value-type="string" calcext:value-type="string">
            <text:p>Obter atividade in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v1/Activitie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formando que a atividade não foi encontrada.</text:p>
          </table:table-cell>
          <table:table-cell table:style-name="ce11" office:value-type="string" calcext:value-type="string">
            <text:p>APROVA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C1.7</text:p>
          </table:table-cell>
          <table:table-cell table:style-name="ce4" office:value-type="string" calcext:value-type="string">
            <text:p>Criar atividade com dados incomplet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v1/Activities</text:p>
          </table:table-cell>
          <table:table-cell table:style-name="ce4" office:value-type="string" calcext:value-type="string">
            <text:p>{"title": ""}</text:p>
          </table:table-cell>
          <table:table-cell table:style-name="ce4" office:value-type="string" calcext:value-type="string">
            <text:p>Status 400, mensagem de erro indicando que title ou dueDate está ausente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3?atlOrigin=eyJpIjoiZWQwMzRkYzg1MmQ3NGVhN2EwZmI3ZjdjNjEzMWVlNjgiLCJwIjoiaiJ9" xlink:type="simple">https://giovanacosta9.atlassian.net/browse/FWV-13?atlOrigin=eyJpIjoiZWQwMzRkYzg1MmQ3NGVhN2EwZmI3ZjdjNjEzMWVlNjg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C1.8</text:p>
          </table:table-cell>
          <table:table-cell table:style-name="ce4" office:value-type="string" calcext:value-type="string">
            <text:p>Atualizar atividade com id in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v1/Activities/9999</text:p>
          </table:table-cell>
          <table:table-cell table:style-name="ce4" office:value-type="string" calcext:value-type="string">
            <text:p>{"title": "Non-existent Activity", "dueDate": "2024-11-01T12:00:00"}</text:p>
          </table:table-cell>
          <table:table-cell table:style-name="ce4" office:value-type="string" calcext:value-type="string">
            <text:p>Status 404, atividade não encontrada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4?atlOrigin=eyJpIjoiMmU4MTI4MjBjYmIwNDkzMjgxZDBjZmFmMGIzOTk5NzciLCJwIjoiaiJ9" xlink:type="simple">https://giovanacosta9.atlassian.net/browse/FWV-14?atlOrigin=eyJpIjoiMmU4MTI4MjBjYmIwNDkzMjgxZDBjZmFmMGIzOTk5NzciLCJwIjoiaiJ9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C1.9</text:p>
          </table:table-cell>
          <table:table-cell table:style-name="ce4" office:value-type="string" calcext:value-type="string">
            <text:p>Excluir atividade com id inexistente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v1/Activities/9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mensagem de erro indicando que a atividade não foi encontrada.</text:p>
          </table:table-cell>
          <table:table-cell table:style-name="ce12" office:value-type="string" calcext:value-type="string">
            <text:p>REPROVADO</text:p>
          </table:table-cell>
          <table:table-cell table:style-name="ce15" office:value-type="string" calcext:value-type="string">
            <text:p><text:a xlink:href="https://giovanacosta9.atlassian.net/browse/FWV-15?atlOrigin=eyJpIjoiZDkzNjllOWZhOTBmNDI2OWFmMzZhZWI1NjcyYThjNTYiLCJwIjoiaiJ9" xlink:type="simple">https://giovanacosta9.atlassian.net/browse/FWV-15?atlOrigin=eyJpIjoiZDkzNjllOWZhOTBmNDI2OWFmMzZhZWI1NjcyYThjNTYiLCJwIjoiaiJ9</text:a>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Site de teste:</text:p>
          </table:table-cell>
          <table:table-cell table:style-name="ce9" office:value-type="string" calcext:value-type="string">
            <text:p><text:a xlink:href="https://fakerestapi.azurewebsites.net/index.html" xlink:type="simple">https://fakerestapi.azurewebsites.net/index.html</text:a></text:p>
          </table:table-cell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3" meta:object-count="0"/>
    <meta:generator>LibreOfficeDev/6.0.5.2$Linux_X86_64 LibreOffice_project/</meta:generator>
  </office:meta>
</office:document-meta>
</file>